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56.7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248.54pt"/>
    </style:style>
    <style:style style:name="co18" style:family="table-column">
      <style:table-column-properties fo:break-before="auto" style:column-width="79.51pt"/>
    </style:style>
    <style:style style:name="co19" style:family="table-column">
      <style:table-column-properties fo:break-before="auto" style:column-width="130.45pt"/>
    </style:style>
    <style:style style:name="co20" style:family="table-column">
      <style:table-column-properties fo:break-before="auto" style:column-width="116.56pt"/>
    </style:style>
    <style:style style:name="co21" style:family="table-column">
      <style:table-column-properties fo:break-before="auto" style:column-width="110.35pt"/>
    </style:style>
    <style:style style:name="co22"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66.7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51pt" fo:break-before="auto" style:use-optimal-row-height="false"/>
    </style:style>
    <style:style style:name="ro8" style:family="table-row">
      <style:table-row-properties style:row-height="85.49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75pt" fo:break-before="auto" style:use-optimal-row-height="false"/>
    </style:style>
    <style:style style:name="ro12" style:family="table-row">
      <style:table-row-properties style:row-height="60.75pt" fo:break-before="auto" style:use-optimal-row-height="false"/>
    </style:style>
    <style:style style:name="ro13" style:family="table-row">
      <style:table-row-properties style:row-height="35.0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56.24pt" fo:break-before="auto" style:use-optimal-row-height="false"/>
    </style:style>
    <style:style style:name="ro17" style:family="table-row">
      <style:table-row-properties style:row-height="55.5pt" fo:break-before="auto" style:use-optimal-row-height="false"/>
    </style:style>
    <style:style style:name="ro18" style:family="table-row">
      <style:table-row-properties style:row-height="84.76pt" fo:break-before="auto" style:use-optimal-row-height="false"/>
    </style:style>
    <style:style style:name="ro19" style:family="table-row">
      <style:table-row-properties style:row-height="48.76pt" fo:break-before="auto" style:use-optimal-row-height="false"/>
    </style:style>
    <style:style style:name="ro20" style:family="table-row">
      <style:table-row-properties style:row-height="57.74pt" fo:break-before="auto" style:use-optimal-row-height="true"/>
    </style:style>
    <style:style style:name="ro21" style:family="table-row">
      <style:table-row-properties style:row-height="35.26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158.2pt" fo:break-before="auto" style:use-optimal-row-height="true"/>
    </style:style>
    <style:style style:name="ro24" style:family="table-row">
      <style:table-row-properties style:row-height="46.49pt" fo:break-before="auto" style:use-optimal-row-height="true"/>
    </style:style>
    <style:style style:name="ro25" style:family="table-row">
      <style:table-row-properties style:row-height="371.99pt" fo:break-before="auto" style:use-optimal-row-height="false"/>
    </style:style>
    <style:style style:name="ro26" style:family="table-row">
      <style:table-row-properties style:row-height="79.85pt" fo:break-before="auto" style:use-optimal-row-height="true"/>
    </style:style>
    <style:style style:name="ro27" style:family="table-row">
      <style:table-row-properties style:row-height="148.51pt" fo:break-before="auto" style:use-optimal-row-height="false"/>
    </style:style>
    <style:style style:name="ro28" style:family="table-row">
      <style:table-row-properties style:row-height="80.25pt" fo:break-before="auto" style:use-optimal-row-height="true"/>
    </style:style>
    <style:style style:name="ro29" style:family="table-row">
      <style:table-row-properties style:row-height="132.75pt" fo:break-before="auto" style:use-optimal-row-height="false"/>
    </style:style>
    <style:style style:name="ro30"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63"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66" style:family="table-cell" style:parent-style-name="Default">
      <style:table-cell-properties fo:background-color="#00a933"/>
    </style:style>
    <style:style style:name="ce67"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69" style:family="table-cell" style:parent-style-name="Default">
      <style:table-cell-properties fo:background-color="#ed4c05" style:text-align-source="fix" style:repeat-content="false" fo:border="0.06pt solid #000000"/>
      <style:paragraph-properties fo:text-align="center" fo:margin-left="0pt"/>
    </style:style>
    <style:style style:name="ce70"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73" style:family="table-cell" style:parent-style-name="Default">
      <style:table-cell-properties fo:background-color="transparent"/>
    </style:style>
    <style:style style:name="ce74" style:family="table-cell" style:parent-style-name="Default">
      <style:table-cell-properties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4" style:family="table-cell" style:parent-style-name="Default">
      <style:table-cell-properties fo:border="0.06pt solid #000000"/>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text-align-source="fix" style:repeat-content="false" fo:border="0.06pt solid #000000" style:vertical-align="middle"/>
      <style:paragraph-properties fo:text-align="center" fo:margin-left="0pt"/>
    </style:style>
    <style:style style:name="ce65" style:family="table-cell" style:parent-style-name="Default">
      <style:table-cell-properties fo:border="0.06pt solid #000000" style:vertical-align="top"/>
    </style:style>
    <style:style style:name="ce20" style:family="table-cell" style:parent-style-name="Default">
      <style:table-cell-properties style:text-align-source="fix" style:repeat-content="false" fo:border="0.06pt solid #000000" style:vertical-align="top"/>
      <style:paragraph-properties fo:text-align="start" fo:margin-left="0pt"/>
    </style:style>
    <style:style style:name="ce78" style:family="table-cell" style:parent-style-name="Default">
      <style:table-cell-properties style:text-align-source="fix" style:repeat-content="false" fo:border="0.06pt solid #000000" style:vertical-align="top"/>
      <style:paragraph-properties fo:text-align="start" fo:margin-left="0pt"/>
    </style:style>
    <style:style style:name="ce71" style:family="table-cell" style:parent-style-name="Default">
      <style:table-cell-properties fo:wrap-option="wrap" fo:border="0.06pt solid #000000" style:vertical-align="top"/>
    </style:style>
    <style:style style:name="ce25" style:family="table-cell" style:parent-style-name="Default">
      <style:table-cell-properties fo:wrap-option="wrap" fo:border="0.06pt solid #000000" style:vertical-align="top"/>
      <style:text-properties style:font-name-complex="Lohit Devanagari"/>
    </style:style>
    <style:style style:name="ce79"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8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80"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83" style:family="table-cell" style:parent-style-name="Default">
      <style:table-cell-properties fo:wrap-option="wrap" fo:border="0.06pt solid #000000" style:vertical-align="top"/>
      <style:text-properties style:font-name-complex="Lohit Devanagari"/>
    </style:style>
    <style:style style:name="ce92" style:family="table-cell" style:parent-style-name="Default">
      <style:table-cell-properties fo:wrap-option="wrap" fo:border="0.06pt solid #000000"/>
    </style:style>
    <style:style style:name="ce3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language-complex="none" style:country-complex="none"/>
    </style:style>
    <style:style style:name="ce85"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6"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7"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36" style:family="table-cell" style:parent-style-name="Default">
      <style:table-cell-properties fo:background-color="#3faf46" style:text-align-source="fix" style:repeat-content="false" fo:border="0.06pt solid #000000"/>
      <style:paragraph-properties fo:text-align="center" fo:margin-left="0pt"/>
    </style:style>
    <style:style style:name="ce91" style:family="table-cell" style:parent-style-name="Default">
      <style:table-cell-properties fo:background-color="#ffff38" fo:border="0.06pt solid #000000"/>
    </style:style>
    <style:style style:name="ce93" style:family="table-cell" style:parent-style-name="Default">
      <style:table-cell-properties fo:background-color="#3faf46"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4"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8"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1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Regular"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63"/>
        <table:table-column table:style-name="co2" table:default-cell-style-name="ce67"/>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6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73" table:number-columns-repeated="1010"/>
        </table:table-row>
        <table:table-row table:style-name="ro2">
          <table:table-cell table:style-name="ce3" office:value-type="string" calcext:value-type="string" table:number-columns-spanned="1" table:number-rows-spanned="3">
            <text:p>TC_NAV_search_001</text:p>
          </table:table-cell>
          <table:table-cell table:style-name="ce6" office:value-type="string" calcext:value-type="string" table:number-columns-spanned="1" table:number-rows-spanned="3">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 After the place name has been found, choose from a pop down menu or click at the search icon</text:p>
          </table:table-cell>
          <table:table-cell table:style-name="ce6" office:value-type="string" calcext:value-type="string">
            <text:p>Ex. R : the place name has been found by the appearance of the pop down menu</text:p>
          </table:table-cell>
          <table:table-cell table:style-name="ce6" office:value-type="string" calcext:value-type="string">
            <text:p>Ac. R : the place name has been found by the appearance of the pop down menu </text:p>
          </table:table-cell>
          <table:table-cell table:style-name="ce9" office:value-type="string" calcext:value-type="string" table:number-columns-spanned="1" table:number-rows-spanned="3">
            <text:p>Gradska vijecnic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18/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On the left side of the screen a sidebar appears with some additional information about the searched place like place name, short description, working hours, street address and costumer review (1-5 stars).</text:p>
          </table:table-cell>
          <table:table-cell table:style-name="ce6" office:value-type="string" calcext:value-type="string">
            <text:p>Ex. R : the sidebar has appeared on the left side of the screen and contains all mentioned information about the place</text:p>
          </table:table-cell>
          <table:table-cell table:style-name="ce6" office:value-type="string" calcext:value-type="string">
            <text:p>Ac. R : the sidebar has appeared on the left side of the screen and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The place has been located on the map with a message box containing primary information like name of the place, street address and working hours.</text:p>
          </table:table-cell>
          <table:table-cell table:style-name="ce6" office:value-type="string" calcext:value-type="string">
            <text:p>Ex. R : the place is located on the map with appropriate message box which contains all information listed in the step description.</text:p>
          </table:table-cell>
          <table:table-cell table:style-name="ce6" office:value-type="string" calcext:value-type="string">
            <text:p>Ac. R : the place is located on the map with appropriate message box which contains all information listed in the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5">
          <table:table-cell table:style-name="ce3" office:value-type="string" calcext:value-type="string" table:number-columns-spanned="1" table:number-rows-spanned="3">
            <text:p>TC_NAV_search_002</text:p>
          </table:table-cell>
          <table:table-cell table:style-name="ce6" office:value-type="string" calcext:value-type="string" table:number-columns-spanned="1" table:number-rows-spanned="3">
            <text:p>Verify the search functionality of the search bar by entering valid place name into the search bar and verifying the place has been found and contains all the major information</text:p>
          </table:table-cell>
          <table:table-cell table:style-name="ce70" office:value-type="string" calcext:value-type="string">
            <text:p>1. Enter valid street name into search bar. After the street name has been found, choose from the pop down menu or click at the search icon.</text:p>
          </table:table-cell>
          <table:table-cell table:style-name="ce70" office:value-type="string" calcext:value-type="string">
            <text:p>Ex. R : the street name has been found by the appearance of the pop down menu</text:p>
          </table:table-cell>
          <table:table-cell table:style-name="ce70" office:value-type="string" calcext:value-type="string">
            <text:p>Ac. R : the street name has been found by the appearance of the pop down menu <text:s text:c="2"/></text:p>
          </table:table-cell>
          <table:table-cell table:style-name="ce9" office:value-type="string" calcext:value-type="string" table:number-columns-spanned="1" table:number-rows-spanned="3">
            <text:p>Grbavick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20/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6">
          <table:covered-table-cell table:style-name="ce3"/>
          <table:covered-table-cell table:style-name="ce6"/>
          <table:table-cell table:style-name="ce70" office:value-type="string" calcext:value-type="string">
            <text:p>2. On the left side of the screen a sidebar appears with a global street name from the search bar </text:p>
          </table:table-cell>
          <table:table-cell table:style-name="ce70" office:value-type="string" calcext:value-type="string">
            <text:p>Ex. R : sidebar has appeared with the global street name </text:p>
          </table:table-cell>
          <table:table-cell table:style-name="ce70" office:value-type="string" calcext:value-type="string">
            <text:p>Ac. R : sidebar has appeared with the global street name</text:p>
          </table:table-cell>
          <table:covered-table-cell table:style-name="ce9"/>
          <table:covered-table-cell table:style-name="ce3"/>
          <table:covered-table-cell table:style-name="ce10"/>
          <table:covered-table-cell table:style-name="ce9"/>
          <table:table-cell table:number-columns-repeated="1010"/>
        </table:table-row>
        <table:table-row table:style-name="ro7">
          <table:covered-table-cell table:style-name="ce3"/>
          <table:covered-table-cell table:style-name="ce6"/>
          <table:table-cell table:style-name="ce70" office:value-type="string" calcext:value-type="string">
            <text:p>3. When clicked on the global street name, map should zoom in the part of the city with all street addresses equal to the one searched for <text:s/></text:p>
          </table:table-cell>
          <table:table-cell table:style-name="ce70" office:value-type="string" calcext:value-type="string">
            <text:p>Ex. R : map is zoomed in to the city part as described in test step description</text:p>
          </table:table-cell>
          <table:table-cell table:style-name="ce70"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66"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14"/>
        <table:table-column table:style-name="co13" table:default-cell-style-name="ce14"/>
        <table:table-column table:style-name="co14" table:default-cell-style-name="ce14"/>
        <table:table-column table:style-name="co15" table:default-cell-style-name="ce71"/>
        <table:table-column table:style-name="co16" table:default-cell-style-name="ce71"/>
        <table:table-column table:style-name="co5" table:default-cell-style-name="ce71"/>
        <table:table-column table:style-name="co17" table:default-cell-style-name="ce14"/>
        <table:table-column table:style-name="co11" table:default-cell-style-name="ce14"/>
        <table:table-column table:style-name="co18" table:default-cell-style-name="ce14"/>
        <table:table-column table:style-name="co11" table:default-cell-style-name="ce14"/>
        <table:table-row table:style-name="ro1">
          <table:table-cell table:style-name="ce63" office:value-type="string" calcext:value-type="string">
            <text:p>Project name</text:p>
          </table:table-cell>
          <table:table-cell table:style-name="ce67" office:value-type="string" calcext:value-type="string">
            <text:p>Navigator</text:p>
          </table:table-cell>
          <table:table-cell table:style-name="Default" table:number-columns-repeated="8"/>
        </table:table-row>
        <table:table-row table:style-name="ro1">
          <table:table-cell table:style-name="ce63" office:value-type="string" calcext:value-type="string">
            <text:p>Module name</text:p>
          </table:table-cell>
          <table:table-cell table:style-name="ce67" office:value-type="string" calcext:value-type="string">
            <text:p>Other functionalities</text:p>
          </table:table-cell>
          <table:table-cell table:style-name="Default" table:number-columns-repeated="8"/>
        </table:table-row>
        <table:table-row table:style-name="ro1">
          <table:table-cell table:style-name="ce63" office:value-type="string" calcext:value-type="string">
            <text:p>Created by</text:p>
          </table:table-cell>
          <table:table-cell table:style-name="ce67" office:value-type="string" calcext:value-type="string">
            <text:p>Lejla Dzaferbegovic</text:p>
          </table:table-cell>
          <table:table-cell table:style-name="Default" table:number-columns-repeated="8"/>
        </table:table-row>
        <table:table-row table:style-name="ro1">
          <table:table-cell table:style-name="ce63" office:value-type="string" calcext:value-type="string">
            <text:p>Creation Date</text:p>
          </table:table-cell>
          <table:table-cell table:style-name="ce67" office:value-type="string" calcext:value-type="string">
            <text:p>23/10/2018</text:p>
          </table:table-cell>
          <table:table-cell table:style-name="Default" table:number-columns-repeated="8"/>
        </table:table-row>
        <table:table-row table:style-name="ro1">
          <table:table-cell table:style-name="ce63" office:value-type="string" calcext:value-type="string">
            <text:p>Reviewed by</text:p>
          </table:table-cell>
          <table:table-cell table:style-name="ce67"/>
          <table:table-cell table:style-name="Default" table:number-columns-repeated="8"/>
        </table:table-row>
        <table:table-row table:style-name="ro1">
          <table:table-cell table:style-name="ce63" office:value-type="string" calcext:value-type="string">
            <text:p>Review Date</text:p>
          </table:table-cell>
          <table:table-cell table:style-name="ce67"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6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8">
          <table:table-cell table:style-name="ce74" office:value-type="string" calcext:value-type="string">
            <text:p>NEGATIVE</text:p>
          </table:table-cell>
          <table:table-cell table:style-name="ce65" office:value-type="string" calcext:value-type="string">
            <text:p>TC_NAV_search_003</text:p>
          </table:table-cell>
          <table:table-cell table:style-name="ce71"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ppropriate message box to appear.</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71" office:value-type="string" calcext:value-type="string">
            <text:p>jshdskjkp</text:p>
          </table:table-cell>
          <table:table-cell table:style-name="ce65" office:value-type="string" calcext:value-type="string">
            <text:p>Pass</text:p>
          </table:table-cell>
          <table:table-cell table:style-name="ce65" office:value-type="string" calcext:value-type="string">
            <text:p>23/10/2018</text:p>
          </table:table-cell>
          <table:table-cell table:style-name="ce71" office:value-type="string" calcext:value-type="string">
            <text:p>No Comments</text:p>
          </table:table-cell>
        </table:table-row>
        <table:table-row table:style-name="ro9">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70" office:value-type="string" calcext:value-type="string" table:number-columns-spanned="1" table:number-rows-spanned="4">
            <text:p><text:span text:style-name="T1">Verify the search functionality of the search bar</text:span> by entering valid street name into the search bar and verifying the street has been found and contains all the major information and choose a place from the sidebar that is to appear</text:p>
          </table:table-cell>
          <table:table-cell table:style-name="ce79" office:value-type="string" calcext:value-type="string">
            <text:p><text:span text:style-name="T2">1. Enter valid street name into search bar. </text:span><text:span text:style-name="T3">After the street name has been found, choose from the pop down menu or click at the search icon </text:span></text:p>
          </table:table-cell>
          <table:table-cell table:style-name="ce31" office:value-type="string" calcext:value-type="string">
            <text:p><text:span text:style-name="T6">Ex. R : the street name has been found by the appearance of the pop down menu</text:span></text:p>
          </table:table-cell>
          <table:table-cell table:style-name="ce31" office:value-type="string" calcext:value-type="string">
            <text:p><text:span text:style-name="T6">Ac. R : the street name has been found by the appearance of the pop down menu</text:span></text:p>
          </table:table-cell>
          <table:table-cell table:style-name="ce9" office:value-type="string" calcext:value-type="string" table:number-columns-spanned="1" table:number-rows-spanned="4">
            <text:p>Marka Marulica, mouse click on item “Frizerski salon Joy” from the sidebar</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0">
          <table:covered-table-cell table:number-columns-repeated="3"/>
          <table:table-cell table:style-name="ce81" office:value-type="string" calcext:value-type="string">
            <text:p><text:span text:style-name="T4">2. On the left side of the screen a sidebar appears with a global street name from the search bar and all the places with a street address equal to the one searched for</text:span><text:span text:style-name="T5">.</text:span></text:p>
          </table:table-cell>
          <table:table-cell table:style-name="ce85" office:value-type="string" calcext:value-type="string">
            <text:p><text:span text:style-name="T7">Ex. R : sidebar has appeared with the global street name and all the places on that street</text:span></text:p>
          </table:table-cell>
          <table:table-cell table:style-name="ce87" office:value-type="string" calcext:value-type="string">
            <text:p><text:span text:style-name="T8">Ac. R : sidebar has appeared with the global street name and all the places on that street</text:span></text:p>
          </table:table-cell>
          <table:covered-table-cell table:number-columns-repeated="4"/>
        </table:table-row>
        <table:table-row table:style-name="ro11">
          <table:covered-table-cell table:number-columns-repeated="3"/>
          <table:table-cell table:style-name="ce80" office:value-type="string" calcext:value-type="string">
            <text:p>3. Choose a place from the sidebar. Sidebar content changes to additional information about the chosen place. This additional information includes : name of the place, street address, telephone number, working hours, web site link and short description.</text:p>
          </table:table-cell>
          <table:table-cell table:style-name="ce85" office:value-type="string" calcext:value-type="string">
            <text:p><text:span text:style-name="T7">Ex. R : sidebar has appeared with some additional information about the place as described in the test step</text:span></text:p>
          </table:table-cell>
          <table:table-cell table:style-name="ce81" office:value-type="string" calcext:value-type="string">
            <text:p><text:span text:style-name="T4">Ac. R : </text:span><text:span text:style-name="T10">sidebar has appeared with some additional information about the place as described in the test step</text:span></text:p>
          </table:table-cell>
          <table:covered-table-cell table:number-columns-repeated="4"/>
        </table:table-row>
        <table:table-row table:style-name="ro12">
          <table:covered-table-cell table:number-columns-repeated="3"/>
          <table:table-cell table:style-name="ce80" office:value-type="string" calcext:value-type="string">
            <text:p>4. The place will be shown on the map with a message box containing name of the place, street address, telephone number, working hours and web <text:s/>site link.</text:p>
          </table:table-cell>
          <table:table-cell table:style-name="ce86" office:value-type="string" calcext:value-type="string">
            <text:p>Ex. R : the place has been located on the map with a message box containing all the information as described in test step</text:p>
          </table:table-cell>
          <table:table-cell table:style-name="ce82"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13" office:value-type="string" calcext:value-type="string" table:number-columns-spanned="1" table:number-rows-spanned="4">
            <text:p>POSITIVE</text:p>
          </table:table-cell>
          <table:table-cell table:style-name="ce20"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 Wait for the sidebar content to change to all smoke-free public places from the database.</text:p>
          </table:table-cell>
          <table:table-cell office:value-type="string" calcext:value-type="string">
            <text:p>Ex. R : sidebar contains all the smoke-free public places from database</text:p>
          </table:table-cell>
          <table:table-cell office:value-type="string" calcext:value-type="string">
            <text:p>Ac. R : sidebar contains all smoke-free public places from database</text:p>
          </table:table-cell>
          <table:table-cell table:style-name="ce9" office:value-type="string" calcext:value-type="string" table:number-columns-spanned="1" table:number-rows-spanned="4">
            <text:p>Mouse Click on item SMOKE-FREE PUBLIC PLACES, mouse click on <text:s/>“Sushi San” item from the sidebar</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3">
          <table:covered-table-cell table:number-columns-repeated="3"/>
          <table:table-cell office:value-type="string" calcext:value-type="string">
            <text:p>2. All the smoke-free public places are shown on map. Choose and click on an item from sidebar.</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4">
          <table:covered-table-cell table:number-columns-repeated="3"/>
          <table:table-cell office:value-type="string" calcext:value-type="string">
            <text:p>3. Sidebar opens with some additional information about the chosen item which includes : name of the place, street address, telephone number, working hours, web site link, costumer review (1-5 stars) and short description.</text:p>
          </table:table-cell>
          <table:table-cell office:value-type="string" calcext:value-type="string">
            <text:p>Ex. R : sidebar opens with additional information about the chosen place as described in the test step</text:p>
          </table:table-cell>
          <table:table-cell office:value-type="string" calcext:value-type="string">
            <text:p>Ac. R : sidebar opens with additional information about the chosen place as described in the test step</text:p>
          </table:table-cell>
          <table:covered-table-cell table:number-columns-repeated="4"/>
        </table:table-row>
        <table:table-row table:style-name="ro15">
          <table:covered-table-cell table:number-columns-repeated="3"/>
          <table:table-cell office:value-type="string" calcext:value-type="string">
            <text:p>4. Place has been located on the map with a message box with its name, street address, working hours, telephone number and web site link.</text:p>
          </table:table-cell>
          <table:table-cell table:style-name="ce6"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 and wait for the sidebar content to change to all street names from the database and click on a street name.</text:p>
          </table:table-cell>
          <table:table-cell office:value-type="string" calcext:value-type="string">
            <text:p>Ex. R : sidebar contains all the street names from database</text:p>
          </table:table-cell>
          <table:table-cell office:value-type="string" calcext:value-type="string">
            <text:p>Ac. R : sidebar contains all the street names from database</text:p>
          </table:table-cell>
          <table:table-cell table:style-name="ce9" office:value-type="string" calcext:value-type="string" table:number-columns-spanned="1" table:number-rows-spanned="4">
            <text:p>Mouse Click on item GRADSKE ULICE, mouse click on “Ferde Hauptmana” item, mouse click on “Autopraonica Slon” item from the sidebar</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16">
          <table:covered-table-cell table:number-columns-repeated="3"/>
          <table:table-cell office:value-type="string" calcext:value-type="string">
            <text:p>2. On the left side of the screen a sidebar appears with a global street name and all the places with a street address containing the global street name. Choose a place from the sidebar and click on it.</text:p>
          </table:table-cell>
          <table:table-cell table:style-name="ce87" office:value-type="string" calcext:value-type="string">
            <text:p><text:span text:style-name="T8">Ex. R : sidebar has appeared with the global street name and all the places on that street, also they have been located on the map</text:span></text:p>
          </table:table-cell>
          <table:table-cell table:style-name="ce87" office:value-type="string" calcext:value-type="string">
            <text:p><text:span text:style-name="T8">Ac. R : sidebar has appeared with the global street name and all the places on that street, also they have been located on the map</text:span></text:p>
          </table:table-cell>
          <table:covered-table-cell table:number-columns-repeated="4"/>
        </table:table-row>
        <table:table-row table:style-name="ro17">
          <table:covered-table-cell table:number-columns-repeated="3"/>
          <table:table-cell table:style-name="ce82" office:value-type="string" calcext:value-type="string">
            <text:p>3. On the left side of the screen a sidebar appears with some additional information about the searched place which includes : its name,telephone number and street address.</text:p>
          </table:table-cell>
          <table:table-cell table:style-name="ce87" office:value-type="string" calcext:value-type="string">
            <text:p><text:span text:style-name="T8">Ex. R : sidebar has appeared with some additional information about the place mentioned in the test step description</text:span></text:p>
          </table:table-cell>
          <table:table-cell table:style-name="ce87" office:value-type="string" calcext:value-type="string">
            <text:p><text:span text:style-name="T8">Ac. R : sidebar has appeared with some additional information about the place mentioned in the test step description</text:span></text:p>
          </table:table-cell>
          <table:covered-table-cell table:number-columns-repeated="4"/>
        </table:table-row>
        <table:table-row table:style-name="ro9">
          <table:covered-table-cell table:number-columns-repeated="3"/>
          <table:table-cell table:style-name="ce82" office:value-type="string" calcext:value-type="string">
            <text:p>4. The place will be shown on the map with a message box containing name of the place, street address and telephone number.</text:p>
          </table:table-cell>
          <table:table-cell table:style-name="ce87" office:value-type="string" calcext:value-type="string">
            <text:p>Ex. R : The place has been located on the map with an appropriate message box</text:p>
          </table:table-cell>
          <table:table-cell table:style-name="ce87" office:value-type="string" calcext:value-type="string">
            <text:p>Ac. R : The place has been located on the map with an appropriate message box</text:p>
          </table:table-cell>
          <table:covered-table-cell table:number-columns-repeated="4"/>
        </table:table-row>
        <table:table-row table:style-name="ro18">
          <table:table-cell table:style-name="ce75" office:value-type="string" calcext:value-type="string">
            <text:p>POSITIVE</text:p>
          </table:table-cell>
          <table:table-cell table:style-name="ce78" office:value-type="string" calcext:value-type="string">
            <text:p>TC_NAV_comm_001</text:p>
          </table:table-cell>
          <table:table-cell table:style-name="ce70" office:value-type="string" calcext:value-type="string">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 and enter your name and surname into first text box. Enter your email address into second text box and your comment into third text box. Choose one of the radio buttons and click on “Posalji” button. Wait for a proper message to appear.</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table-cell table:style-name="ce71" office:value-type="string" calcext:value-type="string">
            <text:p>Mouse Click on the “Predlozi ideju – Posalji komentar” item, Lejla Dzaferbegovic, <text:a xlink:href="mailto:lejla.dzaferbegovic@gmail.com" xlink:type="simple">lejla.dzaferbegovic@gmail.com</text:a>, Test, mouse click on Pohvala radio button, mouse click on Posalji button</text:p>
          </table:table-cell>
          <table:table-cell table:style-name="ce65" office:value-type="string" calcext:value-type="string">
            <text:p>Pass</text:p>
          </table:table-cell>
          <table:table-cell table:style-name="ce65" office:value-type="string" calcext:value-type="string">
            <text:p>23/10/2018</text:p>
          </table:table-cell>
          <table:table-cell table:style-name="ce71" office:value-type="string" calcext:value-type="string">
            <text:p>No Comments</text:p>
          </table:table-cell>
        </table:table-row>
        <table:table-row table:style-name="ro5">
          <table:table-cell table:style-name="ce17" office:value-type="string" calcext:value-type="string">
            <text:p>POSITIVE</text:p>
          </table:table-cell>
          <table:table-cell table:style-name="ce78" office:value-type="string" calcext:value-type="string">
            <text:p>TC_NAV_sn_001</text:p>
          </table:table-cell>
          <table:table-cell table:style-name="ce71" office:value-type="string" calcext:value-type="string">
            <text:p>Verify the social networks section by clicking on Facebook icon located on the right side of the top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9">Ex. R : you have been redirected to the official Navigator Facebook page </text:span><text:span text:style-name="T9"><text:a xlink:href="https://www.facebook.com/Navigator.ba" xlink:type="simple">https://www.facebook.com/Navigator.ba</text:a></text:span></text:p>
          </table:table-cell>
          <table:table-cell office:value-type="string" calcext:value-type="string">
            <text:p><text:span text:style-name="T9">Ac. R : you have been redirected to the official Navigator Facebook page </text:span><text:span text:style-name="T9"><text:a xlink:href="https://www.facebook.com/Navigator.ba" xlink:type="simple">https://www.facebook.com/Navigator.ba</text:a></text:span></text:p>
          </table:table-cell>
          <table:table-cell table:style-name="ce71" office:value-type="string" calcext:value-type="string">
            <text:p>Mouse Click on Facebook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1" office:value-type="string" calcext:value-type="string">
            <text:p>No Comments</text:p>
          </table:table-cell>
        </table:table-row>
        <table:table-row table:style-name="ro7">
          <table:table-cell table:style-name="ce17" office:value-type="string" calcext:value-type="string">
            <text:p>POSITIVE</text:p>
          </table:table-cell>
          <table:table-cell table:style-name="ce65" office:value-type="string" calcext:value-type="string">
            <text:p>TC_NAV_sn_002</text:p>
          </table:table-cell>
          <table:table-cell table:style-name="ce71" office:value-type="string" calcext:value-type="string">
            <text:p>Verify the social networks section by clicking on Twitter icon located on the right side of the top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9">Ex. R : you have been redirected to the official Navigator Twitter page </text:span><text:span text:style-name="T9"><text:a xlink:href="https://twitter.com/navigatorba" xlink:type="simple">https://twitter.com/navigatorba</text:a></text:span></text:p>
          </table:table-cell>
          <table:table-cell office:value-type="string" calcext:value-type="string">
            <text:p><text:span text:style-name="T9">Ac. R : you have been redirected to the official Navigator Twitter page </text:span><text:span text:style-name="T9"><text:a xlink:href="https://twitter.com/navigatorba" xlink:type="simple">https://twitter.com/navigatorba</text:a></text:span></text:p>
          </table:table-cell>
          <table:table-cell table:style-name="ce71" office:value-type="string" calcext:value-type="string">
            <text:p>Mouse Click on Twitter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1" office:value-type="string" calcext:value-type="string">
            <text:p>No Comments</text:p>
          </table:table-cell>
        </table:table-row>
        <table:table-row table:style-name="ro19">
          <table:table-cell table:style-name="ce17" office:value-type="string" calcext:value-type="string">
            <text:p>POSITIVE</text:p>
          </table:table-cell>
          <table:table-cell table:style-name="ce78" office:value-type="string" calcext:value-type="string">
            <text:p>TC_NAV_sn_003</text:p>
          </table:table-cell>
          <table:table-cell table:style-name="ce71" office:value-type="string" calcext:value-type="string">
            <text:p>Verify the social networks section by clicking on Google+ icon located on the right side of the top bar</text:p>
          </table:table-cell>
          <table:table-cell table:style-name="ce83" office:value-type="string" calcext:value-type="string">
            <text:p>1. Click on the Google+ icon and wait for the web browser to redirect you to the official Navigator Google+ page </text:p>
          </table:table-cell>
          <table:table-cell office:value-type="string" calcext:value-type="string">
            <text:p><text:span text:style-name="T9">Ex. R : you have been redirected to the official Navigator Google+ page </text:span><text:span text:style-name="T9"><text:a xlink:href="https://plus.google.com/108400709887587279208" xlink:type="simple">https://plus.google.com/108400709887587279208</text:a></text:span></text:p>
          </table:table-cell>
          <table:table-cell office:value-type="string" calcext:value-type="string">
            <text:p><text:span text:style-name="T9">Ac. R : you have been redirected to the official Navigator Google+ page </text:span><text:span text:style-name="T9"><text:a xlink:href="https://plus.google.com/108400709887587279208" xlink:type="simple">https://plus.google.com/108400709887587279208</text:a></text:span></text:p>
          </table:table-cell>
          <table:table-cell table:style-name="ce71" office:value-type="string" calcext:value-type="string">
            <text:p>Mouse Click on Google+ icon located on the right side of the top bar</text:p>
          </table:table-cell>
          <table:table-cell table:style-name="ce65" office:value-type="string" calcext:value-type="string">
            <text:p>Pass</text:p>
          </table:table-cell>
          <table:table-cell table:style-name="ce65" office:value-type="string" calcext:value-type="string">
            <text:p>27/10/2018</text:p>
          </table:table-cell>
          <table:table-cell table:style-name="ce70" office:value-type="string" calcext:value-type="string">
            <text:p>No Comments</text:p>
          </table:table-cell>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 mouse click on Facebook like button from the pop down menu, mouse click on Like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5">
          <table:covered-table-cell table:style-name="ce17"/>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 mouse click on Facebook share button from the pop down menu, mouse click on Post to Facebook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4">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Twitter follow button from the pop down menu, mouse click on the +Follow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14">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Twitter follow button from the pop down menu, mouse click on the Tweet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4">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top bar and wait for a pop down menu to appear</text:p>
          </table:table-cell>
          <table:table-cell office:value-type="string" calcext:value-type="string">
            <text:p>Ex. R : Pop down menu appears with Facebook like button, Twitter follow button, Google+ follow button, Facebook share button and Twitter tweet button</text:p>
          </table:table-cell>
          <table:table-cell office:value-type="string" calcext:value-type="string">
            <text:p>Ac. R : P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Mouse move over social networks section,mouse click on Google+ follow button from the pop down menu,mouse click on the Follow button from the question window</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1">
          <table:table-cell table:style-name="ce17" office:value-type="string" calcext:value-type="string">
            <text:p>POSITIVE</text:p>
          </table:table-cell>
          <table:table-cell table:style-name="ce65" office:value-type="string" calcext:value-type="string">
            <text:p>TC_NAV_zoom_001</text:p>
          </table:table-cell>
          <table:table-cell table:style-name="ce71"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65" office:value-type="string" calcext:value-type="string">
            <text:p>Ac. R : map is enlarged</text:p>
          </table:table-cell>
          <table:table-cell table:style-name="ce71" office:value-type="string" calcext:value-type="string">
            <text:p>Mouse click on the zoom in button</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1">
          <table:table-cell table:style-name="ce17" office:value-type="string" calcext:value-type="string">
            <text:p>POSITIVE</text:p>
          </table:table-cell>
          <table:table-cell table:style-name="ce65" office:value-type="string" calcext:value-type="string">
            <text:p>TC_NAV_zoom_002</text:p>
          </table:table-cell>
          <table:table-cell table:style-name="ce71"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65" office:value-type="string" calcext:value-type="string">
            <text:p>Ex. R : map is shrunk</text:p>
          </table:table-cell>
          <table:table-cell table:style-name="ce65" office:value-type="string" calcext:value-type="string">
            <text:p>Ac. R : map is shrunk</text:p>
          </table:table-cell>
          <table:table-cell table:style-name="ce71" office:value-type="string" calcext:value-type="string">
            <text:p>Mouse click on the zoom out button</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2">
          <table:table-cell table:style-name="ce17" office:value-type="string" calcext:value-type="string">
            <text:p>POSITIVE</text:p>
          </table:table-cell>
          <table:table-cell table:style-name="ce65" office:value-type="string" calcext:value-type="string">
            <text:p>TC_NAV_atlant_001</text:p>
          </table:table-cell>
          <table:table-cell table:style-name="ce71"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 and wait for the web browser to redirect you to the official Atlantbh web site</text:p>
          </table:table-cell>
          <table:table-cell office:value-type="string" calcext:value-type="string">
            <text:p><text:span text:style-name="T9">Ex. R : You have been redirected to the official Atlantbh web site </text:span><text:span text:style-name="T9"><text:a xlink:href="https://www.atlantbh.com/" xlink:type="simple">https://www.atlantbh.com/</text:a></text:span></text:p>
          </table:table-cell>
          <table:table-cell office:value-type="string" calcext:value-type="string">
            <text:p><text:span text:style-name="T9">Ac. R : You have been redirected to the official Atlantbh web site </text:span><text:span text:style-name="T9"><text:a xlink:href="https://www.atlantbh.com/" xlink:type="simple">https://www.atlantbh.com/</text:a></text:span></text:p>
          </table:table-cell>
          <table:table-cell table:style-name="ce71" office:value-type="string" calcext:value-type="string">
            <text:p>Mouse click on the “Atlantbh 2018 OSM contributors” item</text:p>
          </table:table-cell>
          <table:table-cell table:style-name="ce65" office:value-type="string" calcext:value-type="string">
            <text:p>Pass</text:p>
          </table:table-cell>
          <table:table-cell table:style-name="ce65" office:value-type="string" calcext:value-type="string">
            <text:p>28/10/2018</text:p>
          </table:table-cell>
          <table:table-cell table:style-name="ce71" office:value-type="string" calcext:value-type="string">
            <text:p>No Comments</text:p>
          </table:table-cell>
        </table:table-row>
        <table:table-row table:style-name="ro23">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 and wait for the window content to change and display some general information about the Navigator app.</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Mouse click on the “O Navigatoru“ item</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2">
          <table:table-cell table:style-name="ce17" office:value-type="string" calcext:value-type="string">
            <text:p>POSITIVE</text:p>
          </table:table-cell>
          <table:table-cell table:style-name="ce65" office:value-type="string" calcext:value-type="string">
            <text:p>TC_NAV_downl_001</text:p>
          </table:table-cell>
          <table:table-cell table:style-name="ce71"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71" office:value-type="string" calcext:value-type="string">
            <text:p>Mouse click on Google Play button</text:p>
          </table:table-cell>
          <table:table-cell table:style-name="ce71" office:value-type="string" calcext:value-type="string">
            <text:p>Pass</text:p>
          </table:table-cell>
          <table:table-cell table:style-name="ce71" office:value-type="string" calcext:value-type="string">
            <text:p>28/10/2018</text:p>
          </table:table-cell>
          <table:table-cell table:style-name="ce71" office:value-type="string" calcext:value-type="string">
            <text:p>No Comments</text:p>
          </table:table-cell>
        </table:table-row>
        <table:table-row table:style-name="ro21">
          <table:table-cell table:style-name="ce13" office:value-type="string" calcext:value-type="string" table:number-columns-spanned="1" table:number-rows-spanned="5">
            <text:p>POSITIVE</text:p>
          </table:table-cell>
          <table:table-cell table:style-name="ce3" office:value-type="string" calcext:value-type="string" table:number-columns-spanned="1" table:number-rows-spanned="5">
            <text:p>TC_NAV_add_001</text:p>
          </table:table-cell>
          <table:table-cell table:style-name="ce25" office:value-type="string" calcext:value-type="string" table:number-columns-spanned="1" table:number-rows-spanned="5">
            <text:p>Verify the add new object functionality by adding a new real minimal data place to the map </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5">
            <text:p>Mouse click on “Kreiraj objekat” item, Courtyard by Marriott Sarajevo, mouse click on Smjestaj item from the pop down list, mouse click on hotel item from the pop down list when selecting proper category, mouse click on “Kreiraj” button located on the form, go to navigator.ba/admin , lejla.dzaferbegovic, lejlatest123!, mouse click on Submit button, mouse click on edit place</text:p>
            <text:p/>
          </table:table-cell>
          <table:table-cell table:style-name="ce9" office:value-type="string" calcext:value-type="string" table:number-columns-spanned="1" table:number-rows-spanned="5">
            <text:p>Pass</text:p>
          </table:table-cell>
          <table:table-cell table:style-name="ce9" office:value-type="string" calcext:value-type="string" table:number-columns-spanned="1" table:number-rows-spanned="5">
            <text:p>28/10/2018</text:p>
          </table:table-cell>
          <table:table-cell table:style-name="ce9" office:value-type="string" calcext:value-type="string" table:number-columns-spanned="1" table:number-rows-spanned="5">
            <text:p>No Comments</text:p>
          </table:table-cell>
        </table:table-row>
        <table:table-row table:style-name="ro22">
          <table:covered-table-cell table:number-columns-repeated="3"/>
          <table:table-cell office:value-type="string" calcext:value-type="string">
            <text:p>2. Enter the place name into the first text box and choose place’s category by clicking the “Odaberite kategoriju” button. </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15">
          <table:covered-table-cell table:number-columns-repeated="3"/>
          <table:table-cell office:value-type="string" calcext:value-type="string">
            <text:p>3.After choosing an appropriate category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
        </table:table-row>
        <table:table-row table:style-name="ro13">
          <table:covered-table-cell table:number-columns-repeated="3"/>
          <table:table-cell table:style-name="ce92"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24">
          <table:covered-table-cell table:number-columns-repeated="3"/>
          <table:table-cell office:value-type="string" calcext:value-type="string">
            <text:p>5.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table:style-name="ce6" office:value-type="string" calcext:value-type="string">
            <text:p>Ac. R : After the new place has been approved by admin, you can locate newly created place on the map</text:p>
          </table:table-cell>
          <table:covered-table-cell table:number-columns-repeated="4"/>
        </table:table-row>
        <table:table-row table:style-name="ro25">
          <table:table-cell table:style-name="ce17" office:value-type="string" calcext:value-type="string" table:number-columns-spanned="1" table:number-rows-spanned="7">
            <text:p>POSITIVE</text:p>
          </table:table-cell>
          <table:table-cell table:style-name="ce3" office:value-type="string" calcext:value-type="string" table:number-columns-spanned="1" table:number-rows-spanned="7">
            <text:p>TC_NAV_add_002</text:p>
          </table:table-cell>
          <table:table-cell table:style-name="ce9" office:value-type="string" calcext:value-type="string" table:number-columns-spanned="1" table:number-rows-spanned="7">
            <text:p>Verify the add new object functionality by adding a new real maximum data place to the map </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7">
            <text:p><text:span text:style-name="T11">Mouse click on “Kreiraj objekat” item, Bingo Plus – Alta, Sarajevo, 71000, Franca Lehara, 2,u sklopu Alta Shopping centra na  -1 spratu, short description text was copied from the web site </text:span><text:span text:style-name="T11"><text:a xlink:href="https://alta.ba/shopping/bingo-plus/" xlink:type="simple">https://alta.ba/shopping/bingo-plus/</text:a></text:span><text:span text:style-name="T11">,mouse click on “Odaberite kategoriju” button,mouse click on Kupovina item, mouse click on Supermarket item from the pop down list when selecting proper category, choose item SUPER MARKET from the tag pop down menu, mouse click on (Pon,Uto,Sri,Cet,Pet,Sub) buttons, 09:00 and 22:00, mouse click on “Dodaj” button, mouse click on Ned item, 11:00 and 20:00, mouse click on “Dodaj” button, 033256850, </text:span><text:span text:style-name="T11"><text:a xlink:href="https://alta.ba/shopping/bingo-plus/" xlink:type="simple">https://alta.ba/shopping/bingo-plus/</text:a></text:span><text:span text:style-name="T11">, </text:span><text:span text:style-name="T11"><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11">, </text:span><text:span text:style-name="T11"><text:a xlink:href="https://www.instagram.com/altashoppingcenter/" xlink:type="simple">https://www.instagram.com/altashoppingcenter/</text:a></text:span><text:span text:style-name="T11">, </text:span><text:span text:style-name="T11"><text:a xlink:href="https://bs.wikipedia.org/wiki/Bingo_(kompanija" xlink:type="simple">https://bs.wikipedia.org/wiki/Bingo_(kompanija</text:a></text:span><text:span text:style-name="T11">) , </text:span><text:span text:style-name="T11"><text:a xlink:href="https://www.youtube.com/channel/UCw2vHFtUwQl2GwwWV7-ekqQ" xlink:type="simple">https://www.youtube.com/channel/UCw2vHFtUwQl2GwwWV7-ekqQ</text:a></text:span><text:span text:style-name="T11">, </text:span><text:span text:style-name="T11"><text:a xlink:href="mailto:marketing@confluence.ba" xlink:type="simple">marketing@confluence.ba</text:a></text:span><text:span text:style-name="T11"> , </text:span><text:span text:style-name="T11"><text:a xlink:href="https://twitter.com/alta_center" xlink:type="simple">https://twitter.com/alta_center</text:a></text:span><text:span text:style-name="T11">, </text:span><text:span text:style-name="T11"><text:a xlink:href="https://foursquare.com/v/alta-shopping-center/4d0cd70ef393224b28cc18ee/photos" xlink:type="simple">https://foursquare.com/v/alta-shopping-center/4d0cd70ef393224b28cc18ee/photos</text:a></text:span><text:span text:style-name="T11"> , </text:span><text:span text:style-name="T11"><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11"> , #NaPravomMjestu, check has has Wi-Fi check box, check “Objekat prihvata kreditne kartice” check box and check Visa, Maestro, Master Card, American Express and Diners check boxes, added was Bingo.png picture with path /home/lejla/Desktop, mouse drag place locator, Slogan Binga je "Kralj dobrih cijena!", mouse click on “Kreiraj” button, go to navigator.ba/admin , lejla.dzaferbegovic, lejlatest123!, mouse click on Submit button, mouse click on edit place</text:span></text:p>
            <text:p/>
          </table:table-cell>
          <table:table-cell table:style-name="ce3" office:value-type="string" calcext:value-type="string" table:number-columns-spanned="1" table:number-rows-spanned="7">
            <text:p>Pass</text:p>
          </table:table-cell>
          <table:table-cell table:style-name="ce3" office:value-type="string" calcext:value-type="string" table:number-columns-spanned="1" table:number-rows-spanned="7">
            <text:p>29/10/2018</text:p>
          </table:table-cell>
          <table:table-cell table:style-name="ce9" office:value-type="string" calcext:value-type="string" table:number-columns-spanned="1" table:number-rows-spanned="7">
            <text:p>No Comments</text:p>
          </table:table-cell>
        </table:table-row>
        <table:table-row table:style-name="ro22">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3. Enter some tags into the “Tagovi” text field. When tags are found in the database a pop down menu appears for you to choose from.</text:p>
          </table:table-cell>
          <table:table-cell table:number-columns-repeated="2" office:value-type="string" calcext:value-type="string">
            <text:p>Ex. R : Pop down menu appears for you to choose from containing the words you typed into the text field. For text “SUPER”, the pop down menu contains item SUPER MARKET.</text:p>
          </table:table-cell>
          <table:covered-table-cell table:number-columns-repeated="4"/>
        </table:table-row>
        <table:table-row table:style-name="ro26">
          <table:covered-table-cell table:number-columns-repeated="3"/>
          <table:table-cell office:value-type="string" calcext:value-type="string">
            <text:p>4. Add working hours for the place. Choose and click on all buttons: Pon, Uto, Sri, Cet, Pet, Sub, Ned when the place is open and enter working hours <text:s/>in valid format for those days. Click on “Dodaj” button when you’re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Ac. R : At the bottom of “Radno vrijeme” group object a “Odabrali ste:</text:span></text:p>
            <text:p><text:span text:style-name="T1">Pon - Sub 09:00-22:00h</text:span></text:p>
            <text:p><text:span text:style-name="T1">Ned 11:00-20:00h” text appears informing the user about his choice.</text:span></text:p>
          </table:table-cell>
          <table:covered-table-cell table:number-columns-repeated="4"/>
        </table:table-row>
        <table:table-row table:style-name="ro27">
          <table:covered-table-cell table:number-columns-repeated="3"/>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13">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table-row>
        <table:table-row table:style-name="ro21">
          <table:table-cell table:style-name="ce17" office:value-type="string" calcext:value-type="string" table:number-columns-spanned="1" table:number-rows-spanned="7">
            <text:p>POSITIVE</text:p>
          </table:table-cell>
          <table:table-cell table:style-name="ce3" office:value-type="string" calcext:value-type="string" table:number-columns-spanned="1" table:number-rows-spanned="7">
            <text:p>TC_NAV_add_003</text:p>
          </table:table-cell>
          <table:table-cell table:style-name="ce9" office:value-type="string" calcext:value-type="string" table:number-columns-spanned="1" table:number-rows-spanned="7">
            <text:p>Verify the add new object functionality by adding a new fake full data place to the map. This test case should test all the form fields and their functionality.</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9" office:value-type="string" calcext:value-type="string" table:number-columns-spanned="1" table:number-rows-spanned="7">
            <text:p><text:span text:style-name="T1">Mouse click on “Kreiraj objekat” item, Mama Burger Bar, Split, 21000, Trg Brace Radic, 5, Vocni Trg Split, short description text : Mama Burger Bar je najbolje mjesto za brzo utoliti glad!, mouse click on “Odaberite kategoriju” button,mouse click on Hrana item, mouse click on Brza hrana item from the pop down list when selecting proper category, choose item FAST FOOD from the tag pop down menu, mouse click on (Pon,Uto,Sri,Cet,Pet) buttons, 10:00 and 22:00, mouse click on “Dodaj” button, 021345621, 061455632, 080090822, </text:span><text:span text:style-name="T1"><text:a xlink:href="http://themamaburger.com/menu/" xlink:type="simple">http://themamaburger.com/menu/</text:a></text:span><text:span text:style-name="T1">, </text:span><text:span text:style-name="T1"><text:a xlink:href="https://www.facebook.com/pages/Mama-Burger-Bar/1734488036794684?utm_source=tripadvisor&amp;utm_medium=referral" xlink:type="simple">https://www.facebook.com/pages/Mama-Burger-Bar/1734488036794684?utm_source=tripadvisor&amp;utm_medium=referral</text:a></text:span><text:span text:style-name="T1">,</text:span><text:span text:style-name="T1"><text:a xlink:href="https://www.instagram.com/explore/locations/222080339/mama-burger/" xlink:type="simple">https://www.instagram.com/explore/locations/222080339/mama-burger/</text:a></text:span><text:span text:style-name="T1">,</text:span><text:span text:style-name="T1"><text:a xlink:href="http://allenandwright.wikia.com/wiki/Mama_Burger" xlink:type="simple">http://allenandwright.wikia.com/wiki/Mama_Burger</text:a></text:span><text:span text:style-name="T1">, </text:span><text:span text:style-name="T1"><text:a xlink:href="https://www.youtube.com/user/KBDProductionsTV" xlink:type="simple">https://www.youtube.com/user/KBDProductionsTV</text:a></text:span><text:span text:style-name="T1">, </text:span><text:span text:style-name="T1"><text:a xlink:href="mailto:mamaBurger@gmail.com" xlink:type="simple">mamaBurger@gmail.com</text:a></text:span><text:span text:style-name="T1">, </text:span><text:span text:style-name="T1"><text:a xlink:href="https://twitter.com/mamarocks2015" xlink:type="simple">https://twitter.com/mamarocks2015</text:a></text:span><text:span text:style-name="T1">, </text:span><text:span text:style-name="T1"><text:a xlink:href="https://foursquare.com/v/mama-burger-bar/574aea2738fa943556fcc0f8" xlink:type="simple">https://foursquare.com/v/mama-burger-bar/574aea2738fa943556fcc0f8</text:a></text:span><text:span text:style-name="T1">, </text:span><text:span text:style-name="T1"><text:a xlink:href="https://www.tripadvisor.com/Restaurant_Review-g295370-d10680902-Reviews-Mama_Burger_Bar-Split_Split_Dalmatia_County_Dalmatia.html" xlink:type="simple">https://www.tripadvisor.com/Restaurant_Review-g295370-d10680902-Reviews-Mama_Burger_Bar-Split_Split_Dalmatia_County_Dalmatia.html</text:a></text:span><text:span text:style-name="T1">, #mamaburgers,check has has Wi-Fi check box,mamaburgers222, MamaBurgerBarSPLIT, check “Objekat prihvata kreditne kartice” check box and check Visa, Maestro, Master Card, American Express and Diners check boxes, added was Bingo.png picture with path /home/lejla/Desktop, mouse drag place locator, Najbolje mjesto za porodicu., mouse click on “Kreiraj” button, go to navigator.ba/admin , lejla.dzaferbegovic, lejlatest123!, mouse click on Submit button, mouse click on edit place</text:span></text:p>
            <text:p/>
          </table:table-cell>
          <table:table-cell table:style-name="ce3" office:value-type="string" calcext:value-type="string" table:number-columns-spanned="1" table:number-rows-spanned="7">
            <text:p>Pass</text:p>
          </table:table-cell>
          <table:table-cell table:style-name="ce3" office:value-type="string" calcext:value-type="string" table:number-columns-spanned="1" table:number-rows-spanned="7">
            <text:p>29/10/2018</text:p>
          </table:table-cell>
          <table:table-cell table:style-name="ce9" office:value-type="string" calcext:value-type="string" table:number-columns-spanned="1" table:number-rows-spanned="7">
            <text:p>No Comments</text:p>
          </table:table-cell>
        </table:table-row>
        <table:table-row table:style-name="ro22">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number-columns-repeated="3"/>
          <table:table-cell office:value-type="string" calcext:value-type="string">
            <text:p>3. Enter some tags into the “Tagovi” text field. When tags are found in the database a pop down menu appears for you to choose from.</text:p>
          </table:table-cell>
          <table:table-cell office:value-type="string" calcext:value-type="string">
            <text:p>Ex. R : Pop down menu appears for you to choose from containing the words you typed into the text field. For text “FAST”, the pop down menu contains item FAST FOOD.</text:p>
          </table:table-cell>
          <table:table-cell office:value-type="string" calcext:value-type="string">
            <text:p>Ac. R : Pop down menu appears for you to choose from containing the words you typed into the text field. For text “FAST”, the pop down menu contains item FAST FOOD.</text:p>
          </table:table-cell>
          <table:covered-table-cell table:number-columns-repeated="4"/>
        </table:table-row>
        <table:table-row table:style-name="ro14">
          <table:covered-table-cell table:number-columns-repeated="3"/>
          <table:table-cell office:value-type="string" calcext:value-type="string">
            <text:p>4. Add working hours for the place. Choose and click on all buttons: Pon, Uto, Sri, Cet, Pet, Sub, Ned when the place is open and enter working hours <text:s/>in valid format for those days. Click on “Dodaj” button when you’re done.</text:p>
          </table:table-cell>
          <table:table-cell table:number-columns-repeated="2" office:value-type="string" calcext:value-type="string">
            <text:p>Ex. R : At the bottom of “Radno vrijeme” group object a “Odabrali ste: Pon - Pet 10:00-22:00h” text appears informing the user about his choice.</text:p>
          </table:table-cell>
          <table:covered-table-cell table:number-columns-repeated="4"/>
        </table:table-row>
        <table:table-row table:style-name="ro23">
          <table:covered-table-cell table:number-columns-repeated="3"/>
          <table:table-cell office:value-type="string" calcext:value-type="string">
            <text:p>5. Enter the telephone, mobile and fax number for the place. Add web, Facebook, Instagram, Wikipedia, Youtube url, email, Twitter, Foursquare, TripAdvisor url and Instagram hashtag. Check has Wi-Fi check box,enter Wi-Fi password and Wi-Fi name, check “Objekat prihvata kreditne kartice” check box and check Visa, Maestro, Master Card, American Express and Diners check boxes. Add a picture of the place with appropriate picture format (.pn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x. R : You are logged in to Navigator app as admin</text:p>
          </table:table-cell>
          <table:covered-table-cell table:number-columns-repeated="4"/>
        </table:table-row>
        <table:table-row table:style-name="ro13">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table-row>
      </table:table>
      <table:table table:name="bugs_improvements" table:style-name="ta1">
        <table:table-column table:style-name="co19" table:default-cell-style-name="ce20"/>
        <table:table-column table:style-name="co20" table:default-cell-style-name="ce70"/>
        <table:table-column table:style-name="co20" table:default-cell-style-name="ce9"/>
        <table:table-column table:style-name="co21" table:number-columns-repeated="2" table:default-cell-style-name="ce9"/>
        <table:table-column table:style-name="co14" table:default-cell-style-name="ce9"/>
        <table:table-column table:style-name="co22" table:default-cell-style-name="Default"/>
        <table:table-row table:style-name="ro1">
          <table:table-cell table:style-name="ce36" office:value-type="string" calcext:value-type="string" table:number-columns-spanned="6" table:number-rows-spanned="1">
            <text:p>Bug/Improvement Suggestions</text:p>
          </table:table-cell>
          <table:covered-table-cell table:number-columns-repeated="4" table:style-name="ce36"/>
          <table:covered-table-cell table:style-name="ce93"/>
          <table:table-cell/>
        </table:table-row>
        <table:table-row table:style-name="ro1">
          <table:table-cell table:style-name="ce91" office:value-type="string" calcext:value-type="string">
            <text:p>Bug/Improvement Number</text:p>
          </table:table-cell>
          <table:table-cell table:style-name="ce91" office:value-type="string" calcext:value-type="string">
            <text:p>Summary</text:p>
          </table:table-cell>
          <table:table-cell table:style-name="ce91" office:value-type="string" calcext:value-type="string">
            <text:p>Description</text:p>
          </table:table-cell>
          <table:table-cell table:style-name="ce91" office:value-type="string" calcext:value-type="string">
            <text:p>Steps to Reproduce</text:p>
          </table:table-cell>
          <table:table-cell table:style-name="ce91" office:value-type="string" calcext:value-type="string">
            <text:p>Suggestion</text:p>
          </table:table-cell>
          <table:table-cell table:style-name="ce91" office:value-type="string" calcext:value-type="string">
            <text:p>Browser Version</text:p>
          </table:table-cell>
          <table:table-cell/>
        </table:table-row>
        <table:table-row table:style-name="ro28">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92" office:value-type="string" calcext:value-type="string">
            <text:p>The item “SARAJEVO” is unnecessary since it opens a pop down menu with the same content as the sidebar located on the left side of the screen</text:p>
          </table:table-cell>
          <table:table-cell table:style-name="ce25" office:value-type="string" calcext:value-type="string">
            <text:p>Google Chrome version 70.0.3538.67-1 and Firefox web browser version 62.0.3-1 </text:p>
          </table:table-cell>
          <table:table-cell/>
        </table:table-row>
        <table:table-row table:style-name="ro29">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30">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1">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14:31:34.2650572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30T14:31:55.212986666</dc:date>
    <meta:editing-duration>PT17H53M18S</meta:editing-duration>
    <meta:editing-cycles>314</meta:editing-cycles>
    <meta:generator>LibreOffice/6.1.2.1$Linux_X86_64 LibreOffice_project/10$Build-1</meta:generator>
    <meta:document-statistic meta:table-count="3" meta:cell-count="398" meta:object-count="0"/>
  </office:meta>
</office:document-meta>
</file>